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6326in" table:align="left"/>
    </style:style>
    <style:style style:name="Table1.A" style:family="table-column">
      <style:table-column-properties style:column-width="1.1931in"/>
    </style:style>
    <style:style style:name="Table1.B" style:family="table-column">
      <style:table-column-properties style:column-width="2.3736in"/>
    </style:style>
    <style:style style:name="Table1.C" style:family="table-column">
      <style:table-column-properties style:column-width="1.06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313in"/>
    </style:style>
    <style:style style:name="Table2.B" style:family="table-column">
      <style:table-column-properties style:column-width="1.5583in"/>
    </style:style>
    <style:style style:name="Table2.C" style:family="table-column">
      <style:table-column-properties style:column-width="1.1111in"/>
    </style:style>
    <style:style style:name="Table2.D" style:family="table-column">
      <style:table-column-properties style:column-width="2.892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0694in"/>
    </style:style>
    <style:style style:name="Table3.B" style:family="table-column">
      <style:table-column-properties style:column-width="1.2431in"/>
    </style:style>
    <style:style style:name="Table3.C" style:family="table-column">
      <style:table-column-properties style:column-width="1.2125in"/>
    </style:style>
    <style:style style:name="Table3.D" style:family="table-column">
      <style:table-column-properties style:column-width="1.6146in"/>
    </style:style>
    <style:style style:name="Table3.E" style:family="table-column">
      <style:table-column-properties style:column-width="1.553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14e793" officeooo:paragraph-rsid="0014e793" style:font-weight-asian="bold" style:font-weight-complex="bold"/>
    </style:style>
    <style:style style:name="P2" style:family="paragraph" style:parent-style-name="Horizontal_20_Line">
      <style:text-properties fo:font-weight="bold" style:font-weight-asian="bold" style:font-weight-complex="bold"/>
    </style:style>
    <style:style style:name="P3" style:family="paragraph" style:parent-style-name="Heading_20_2">
      <style:paragraph-properties fo:margin-lef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able_20_Heading">
      <style:text-properties fo:font-weight="bold" style:font-weight-asian="bold" style:font-weight-complex="bold"/>
    </style:style>
    <style:style style:name="P5" style:family="paragraph" style:parent-style-name="Table_20_Heading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14e793"/>
    </style:style>
    <style:style style:name="P10" style:family="paragraph" style:parent-style-name="Text_20_body" style:list-style-name="L2">
      <style:text-properties fo:font-weight="bold" style:font-weight-asian="bold" style:font-weight-complex="bold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Heading_20_3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able_20_Heading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5b5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MAN learnig care</text:p>
      <text:p text:style-name="P1">B. Sc.(Engineering) at dept ot Information and Communication Engineering,PUST</text:p>
      <text:p text:style-name="P1">arman</text:p>
      <text:p text:style-name="P1">01521751005</text:p>
      <text:p text:style-name="P2"/>
      <text:h text:style-name="P3" text:outline-level="2">🌟 <text:span text:style-name="T1">ইংরেজি বাক্যের ৫ ধরনের ধরন <text:s/></text:span>(Types of Sentences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ধরন</text:p>
            </table:table-cell>
            <table:table-cell table:style-name="Table1.A1" office:value-type="string">
              <text:p text:style-name="P5">কাজ</text:p>
            </table:table-cell>
            <table:table-cell table:style-name="Table1.A1" office:value-type="string">
              <text:p text:style-name="P4">সাধারণ চিহ্ন</text:p>
            </table:table-cell>
          </table:table-row>
        </table:table-header-rows>
        <table:table-row>
          <table:table-cell table:style-name="Table1.A1" office:value-type="string">
            <text:p text:style-name="P6">1️⃣ Declarative</text:p>
          </table:table-cell>
          <table:table-cell table:style-name="Table1.A1" office:value-type="string">
            <text:p text:style-name="P7">কোনো কথা বা তথ্য জানায়</text:p>
          </table:table-cell>
          <table:table-cell table:style-name="Table1.A1" office:value-type="string">
            <text:p text:style-name="P6">(.) ফুলস্টপ</text:p>
          </table:table-cell>
        </table:table-row>
        <table:table-row>
          <table:table-cell table:style-name="Table1.A1" office:value-type="string">
            <text:p text:style-name="P6">2️⃣ Interrogative</text:p>
          </table:table-cell>
          <table:table-cell table:style-name="Table1.A1" office:value-type="string">
            <text:p text:style-name="P6">প্রশ্ন করে</text:p>
          </table:table-cell>
          <table:table-cell table:style-name="Table1.A1" office:value-type="string">
            <text:p text:style-name="P6">(?) প্রশ্নবোধক</text:p>
          </table:table-cell>
        </table:table-row>
        <table:table-row>
          <table:table-cell table:style-name="Table1.A1" office:value-type="string">
            <text:p text:style-name="P6">3️⃣ Imperative</text:p>
          </table:table-cell>
          <table:table-cell table:style-name="Table1.A1" office:value-type="string">
            <text:p text:style-name="P6">আদেশ, অনুরোধ বা পরামর্শ দেয়</text:p>
          </table:table-cell>
          <table:table-cell table:style-name="Table1.A1" office:value-type="string">
            <text:p text:style-name="P6">(.) বা (!)</text:p>
          </table:table-cell>
        </table:table-row>
        <table:table-row>
          <table:table-cell table:style-name="Table1.A1" office:value-type="string">
            <text:p text:style-name="P6">4️⃣ Exclamatory</text:p>
          </table:table-cell>
          <table:table-cell table:style-name="Table1.A1" office:value-type="string">
            <text:p text:style-name="P6">আশ্চর্য, আনন্দ বা দুঃখ প্রকাশ করে</text:p>
          </table:table-cell>
          <table:table-cell table:style-name="Table1.A1" office:value-type="string">
            <text:p text:style-name="P6">(!) বিস্ময়সূচক</text:p>
          </table:table-cell>
        </table:table-row>
        <table:table-row>
          <table:table-cell table:style-name="Table1.A1" office:value-type="string">
            <text:p text:style-name="P6">5️⃣ Conditional</text:p>
          </table:table-cell>
          <table:table-cell table:style-name="Table1.A1" office:value-type="string">
            <text:p text:style-name="P6">কোনো শর্ত বা সম্ভাবনা প্রকাশ করে</text:p>
          </table:table-cell>
          <table:table-cell table:style-name="Table1.A1" office:value-type="string">
            <text:p text:style-name="P6">, (কমা) ইত্যাদি</text:p>
          </table:table-cell>
        </table:table-row>
      </table:table>
      <text:p text:style-name="P2"/>
      <text:h text:style-name="Heading_20_2" text:outline-level="2"><text:span text:style-name="T2">1️⃣ </text:span><text:span text:style-name="T3">A</text:span><text:span text:style-name="T2">ssertive</text:span><text:span text:style-name="Strong_20_Emphasis"><text:span text:style-name="T2"> Sentence (</text:span></text:span><text:span text:style-name="Strong_20_Emphasis"><text:span text:style-name="T4">বর্ণনামূলক বাক্য <text:s/></text:span></text:span><text:span text:style-name="Strong_20_Emphasis"><text:span text:style-name="T2">)</text:span></text:span></text:h>
      <text:p text:style-name="Text_20_body"><text:span text:style-name="T2">👉 </text:span><text:span text:style-name="T5">কোনো তথ্য বা মতামত জানায়।</text:span><text:span text:style-name="T2"><text:line-break/>🔹 </text:span><text:span text:style-name="Strong_20_Emphasis"><text:span text:style-name="T2">চিহ্ন:</text:span></text:span><text:span text:style-name="T2"> ফুলস্টপ (.)<text:line-break/>🔹 </text:span><text:span text:style-name="Strong_20_Emphasis"><text:span text:style-name="T2">Structure:</text:span></text:span><text:span text:style-name="T2"><text:line-break/></text:span><text:span text:style-name="Strong_20_Emphasis"><text:span text:style-name="T2">Subject + Verb + Object/Complement</text:span></text:span></text:p>
      <text:p text:style-name="Text_20_body"><text:span text:style-name="Strong_20_Emphasis"><text:span text:style-name="T2">উদাহরণ:</text:span></text:span></text:p>
      <text:list text:style-name="L1">
        <text:list-item>
          <text:p text:style-name="P8"><text:span text:style-name="Emphasis"><text:span text:style-name="T2">She reads books.</text:span></text:span><text:span text:style-name="T2"> → সে বই পড়ে।</text:span></text:p>
        </text:list-item>
        <text:list-item>
          <text:p text:style-name="P8"><text:span text:style-name="Emphasis"><text:span text:style-name="T2">The sun rises in the east.</text:span></text:span><text:span text:style-name="T2"> → সূর্য পূর্ব দিকে ওঠে।</text:span></text:p>
        </text:list-item>
        <text:list-item>
          <text:p text:style-name="P8"><text:span text:style-name="Emphasis"><text:span text:style-name="T2">I love my country.</text:span></text:span><text:span text:style-name="T2"> → আমি আমার দেশকে ভালোবাসি।</text:span></text:p>
        </text:list-item>
      </text:list>
      <text:p text:style-name="Text_20_body"><text:span text:style-name="T2">🧩 </text:span><text:span text:style-name="Strong_20_Emphasis"><text:span text:style-name="T2">ব্যবহার:</text:span></text:span><text:span text:style-name="T2"><text:line-break/></text:span><text:span text:style-name="T4">তথ্য, মতামত,</text:span><text:span text:style-name="T2"> সত্য বা ভাব প্রকাশের জন্য — যেমন প্রবন্ধ, রিপোর্ট, বা সাধারণ কথায়।</text:span></text:p>
      <text:p text:style-name="P2"/>
      <text:h text:style-name="Heading_20_2" text:outline-level="2"><text:span text:style-name="T2">2️⃣ </text:span><text:span text:style-name="Strong_20_Emphasis"><text:span text:style-name="T2">Interrogative Sentence (</text:span></text:span><text:span text:style-name="Strong_20_Emphasis"><text:span text:style-name="T4">প্রশ্নবোধক বাক্য</text:span></text:span><text:span text:style-name="Strong_20_Emphasis"><text:span text:style-name="T2">)</text:span></text:span></text:h>
      <text:p text:style-name="P9"><text:span text:style-name="T2">👉 প্রশ্ন করার জন্য ব্যবহৃত হয়।<text:line-break/>🔹 </text:span><text:span text:style-name="Strong_20_Emphasis"><text:span text:style-name="T2">চিহ্ন:</text:span></text:span><text:span text:style-name="T2"> প্রশ্নবোধক (?)<text:line-break/>🔹 </text:span><text:span text:style-name="Strong_20_Emphasis"><text:span text:style-name="T2">Structure:</text:span></text:span><text:span text:style-name="T2"><text:line-break/></text:span><text:soft-page-break/><text:span text:style-name="Strong_20_Emphasis">Yes/No Question:</text:span><text:span text:style-name="Strong_20_Emphasis"><text:span text:style-name="T2"> </text:span></text:span><text:span text:style-name="Strong_20_Emphasis"><text:span text:style-name="Emphasis"><text:span text:style-name="T2">Auxiliary Verb + Subject + Main Verb + Object?</text:span></text:span></text:span><text:span text:style-name="Strong_20_Emphasis"><text:span text:style-name="T2"><text:line-break/>→ </text:span></text:span><text:span text:style-name="Strong_20_Emphasis"><text:span text:style-name="Emphasis"><text:span text:style-name="T2">Do you like coffee?</text:span></text:span></text:span></text:p>
      <text:list text:style-name="L2">
        <text:list-item>
          <text:p text:style-name="P10"><text:span text:style-name="Strong_20_Emphasis">Wh- Question:</text:span> <text:span text:style-name="Emphasis">Wh-word + Auxiliary Verb + Subject + Main Verb + Object?</text:span><text:line-break/>→ <text:span text:style-name="Emphasis">Where do you live?</text:span></text:p>
        </text:list-item>
        <text:list-item>
          <text:p text:style-name="P10"><text:span text:style-name="Strong_20_Emphasis">Tag Question:</text:span> <text:span text:style-name="Emphasis">Statement + short question tag</text:span><text:line-break/>→ <text:span text:style-name="Emphasis">You’re coming, aren’t you?</text:span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উদাহরণ:</text:span></text:span></text:p>
      <text:list text:style-name="L3">
        <text:list-item>
          <text:p text:style-name="P11"><text:span text:style-name="Emphasis"><text:span text:style-name="T2">Do you like coffee?</text:span></text:span><text:span text:style-name="T2"> → তুমি কি কফি পছন্দ করো?</text:span></text:p>
        </text:list-item>
        <text:list-item>
          <text:p text:style-name="P11"><text:span text:style-name="Emphasis"><text:span text:style-name="T2">Where do you live?</text:span></text:span><text:span text:style-name="T2"> → তুমি কোথায় থাকো?</text:span></text:p>
        </text:list-item>
        <text:list-item>
          <text:p text:style-name="P11"><text:span text:style-name="Emphasis"><text:span text:style-name="T2">Are you ready?</text:span></text:span><text:span text:style-name="T2"> → তুমি কি প্রস্তুত?</text:span></text:p>
        </text:list-item>
      </text:list>
      <text:p text:style-name="Text_20_body"><text:span text:style-name="T2">🧩 </text:span><text:span text:style-name="Strong_20_Emphasis"><text:span text:style-name="T2">ব্যবহার:</text:span></text:span><text:span text:style-name="T2"><text:line-break/>প্রশ্ন করা, তথ্য জানতে চাওয়া, কথোপকথনে ব্যবহৃত হয়।</text:span></text:p>
      <text:p text:style-name="P2"/>
      <text:h text:style-name="Heading_20_2" text:outline-level="2"><text:span text:style-name="T2">3️⃣ </text:span><text:span text:style-name="Strong_20_Emphasis"><text:span text:style-name="T2">Imperative Sentence (</text:span></text:span><text:span text:style-name="Strong_20_Emphasis"><text:span text:style-name="T4">আদেশমূলক বাক্য</text:span></text:span><text:span text:style-name="Strong_20_Emphasis"><text:span text:style-name="T2">)</text:span></text:span></text:h>
      <text:p text:style-name="Text_20_body"><text:span text:style-name="T2">👉 কোনো আদেশ, অনুরোধ, বা পরামর্শ দেয়।<text:line-break/>🔹 </text:span><text:span text:style-name="Strong_20_Emphasis"><text:span text:style-name="T2">চিহ্ন:</text:span></text:span><text:span text:style-name="T2"> ফুলস্টপ (.) বা বিস্ময়সূচক (!)<text:line-break/>🔹 </text:span><text:span text:style-name="Strong_20_Emphasis"><text:span text:style-name="T2">Structure:</text:span></text:span><text:span text:style-name="T2"><text:line-break/></text:span><text:span text:style-name="Strong_20_Emphasis"><text:span text:style-name="T2">(You) + Base Verb + Object/Complement</text:span></text:span><text:span text:style-name="T2"><text:line-break/>(</text:span><text:span text:style-name="Emphasis"><text:span text:style-name="T2">You বিষয়টি সাধারণত বোঝানো থাকে, লেখা হয় না।</text:span></text:span><text:span text:style-name="T2">)</text:span></text:p>
      <text:p text:style-name="Text_20_body"><text:span text:style-name="Strong_20_Emphasis"><text:span text:style-name="T2">উদাহরণ:</text:span></text:span></text:p>
      <text:list text:style-name="L4">
        <text:list-item>
          <text:p text:style-name="P12"><text:span text:style-name="Emphasis"><text:span text:style-name="T2">Close the door.</text:span></text:span><text:span text:style-name="T2"> → দরজা বন্ধ করো।</text:span></text:p>
        </text:list-item>
        <text:list-item>
          <text:p text:style-name="P12"><text:span text:style-name="Emphasis"><text:span text:style-name="T2">Please sit down.</text:span></text:span><text:span text:style-name="T2"> → অনুগ্রহ করে বসো।</text:span></text:p>
        </text:list-item>
        <text:list-item>
          <text:p text:style-name="P12"><text:span text:style-name="Emphasis"><text:span text:style-name="T2">Don’t shout!</text:span></text:span><text:span text:style-name="T2"> → চেঁচিও না!</text:span></text:p>
        </text:list-item>
      </text:list>
      <text:p text:style-name="Text_20_body"><text:span text:style-name="T2">🧩 </text:span><text:span text:style-name="Strong_20_Emphasis"><text:span text:style-name="T4">ব্যবহার:</text:span></text:span><text:span text:style-name="T2"><text:line-break/>নির্দেশনা, উপদেশ, অনুরোধ, বা আদেশ দিতে।</text:span></text:p>
      <text:p text:style-name="P2"/>
      <text:h text:style-name="Heading_20_2" text:outline-level="2"><text:span text:style-name="T2">4️⃣ </text:span><text:span text:style-name="Strong_20_Emphasis"><text:span text:style-name="T2">Exclamatory Sentence (</text:span></text:span><text:span text:style-name="Strong_20_Emphasis"><text:span text:style-name="T4">বিস্ময়সূচক বাক্য</text:span></text:span><text:span text:style-name="Strong_20_Emphasis"><text:span text:style-name="T2">)</text:span></text:span></text:h>
      <text:p text:style-name="Text_20_body"><text:span text:style-name="T2">👉 কোনো আবেগ বা অনুভূতি প্রকাশ করে — যেমন আনন্দ, রাগ, দুঃখ, বিস্ময়।<text:line-break/>🔹 </text:span><text:span text:style-name="Strong_20_Emphasis"><text:span text:style-name="T2">চিহ্ন:</text:span></text:span><text:span text:style-name="T2"> বিস্ময়সূচক (!)<text:line-break/>🔹 </text:span><text:span text:style-name="Strong_20_Emphasis"><text:span text:style-name="T2">Structure:</text:span></text:span><text:span text:style-name="T2"><text:line-break/></text:span><text:span text:style-name="Strong_20_Emphasis"><text:span text:style-name="T2">What/How + Subject + Verb + (Rest of Sentence)!</text:span></text:span></text:p>
      <text:p text:style-name="Text_20_body"><text:soft-page-break/><text:span text:style-name="Strong_20_Emphasis"><text:span text:style-name="T2">উদাহরণ:</text:span></text:span></text:p>
      <text:list text:style-name="L5">
        <text:list-item>
          <text:p text:style-name="P13"><text:span text:style-name="Emphasis"><text:span text:style-name="T2">What a beautiful day!</text:span></text:span><text:span text:style-name="T2"> → </text:span><text:span text:style-name="T4">কী সুন্দর দিন!</text:span></text:p>
        </text:list-item>
        <text:list-item>
          <text:p text:style-name="P13"><text:span text:style-name="Emphasis"><text:span text:style-name="T2">How amazing this view is!</text:span></text:span><text:span text:style-name="T2"> → দৃশ্যটা কত সুন্দর!</text:span></text:p>
        </text:list-item>
        <text:list-item>
          <text:p text:style-name="P13"><text:span text:style-name="Emphasis"><text:span text:style-name="T2">I can’t believe it!</text:span></text:span><text:span text:style-name="T2"> → আমি বিশ্বাস করতে পারছি না!</text:span></text:p>
        </text:list-item>
      </text:list>
      <text:p text:style-name="Text_20_body"><text:span text:style-name="T2">🧩</text:span><text:span text:style-name="T4"> </text:span><text:span text:style-name="Strong_20_Emphasis"><text:span text:style-name="T4">ব্যবহার:</text:span></text:span><text:span text:style-name="T2"><text:line-break/>আবেগ প্রকাশের সময় — যেমন গল্প, কবিতা বা কথায়।</text:span></text:p>
      <text:p text:style-name="P2"/>
      <text:h text:style-name="Heading_20_2" text:outline-level="2"><text:span text:style-name="T2">5️⃣ </text:span><text:span text:style-name="Strong_20_Emphasis"><text:span text:style-name="T2">Conditional Sentence (</text:span></text:span><text:span text:style-name="Strong_20_Emphasis"><text:span text:style-name="T4">শর্তমূলক বাক্য</text:span></text:span><text:span text:style-name="Strong_20_Emphasis"><text:span text:style-name="T2">)</text:span></text:span></text:h>
      <text:p text:style-name="Text_20_body"><text:span text:style-name="T2">👉 কোনো শর্তের উপর ভিত্তি করে অন্য কিছু ঘটবে বা ঘটত।<text:line-break/>🔹 </text:span><text:span text:style-name="Strong_20_Emphasis"><text:span text:style-name="T2">Structure:</text:span></text:span><text:span text:style-name="T2"><text:line-break/></text:span><text:span text:style-name="Strong_20_Emphasis"><text:span text:style-name="T2">If-clause (শর্ত) + Main clause (ফলাফল)</text:span></text:span></text:p>
      <text:h text:style-name="P14" text:outline-level="3">🧩<text:span text:style-name="T5"> </text:span><text:span text:style-name="T1">ধরনভেদে উদাহরণ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ধরন</text:p>
            </table:table-cell>
            <table:table-cell table:style-name="Table2.A1" office:value-type="string">
              <text:p text:style-name="P4">গঠন</text:p>
            </table:table-cell>
            <table:table-cell table:style-name="Table2.A1" office:value-type="string">
              <text:p text:style-name="P4">অর্থ</text:p>
            </table:table-cell>
            <table:table-cell table:style-name="Table2.A1" office:value-type="string">
              <text:p text:style-name="P4">উদাহরণ</text:p>
            </table:table-cell>
          </table:table-row>
        </table:table-header-rows>
        <table:table-row>
          <table:table-cell table:style-name="Table2.A1" office:value-type="string">
            <text:p text:style-name="P6">Zero Conditional</text:p>
          </table:table-cell>
          <table:table-cell table:style-name="Table2.A1" office:value-type="string">
            <text:p text:style-name="P6">If + Present Simple, Present Simple</text:p>
          </table:table-cell>
          <table:table-cell table:style-name="Table2.A1" office:value-type="string">
            <text:p text:style-name="P6">সাধারণ সত্য</text:p>
          </table:table-cell>
          <table:table-cell table:style-name="Table2.A1" office:value-type="string">
            <text:p text:style-name="Table_20_Contents"><text:span text:style-name="Emphasis"><text:span text:style-name="T2">If water freezes, it turns to ice.</text:span></text:span><text:span text:style-name="T2"> → যদি পানি জমে, তা বরফ হয়।</text:span></text:p>
          </table:table-cell>
        </table:table-row>
        <table:table-row>
          <table:table-cell table:style-name="Table2.A1" office:value-type="string">
            <text:p text:style-name="P6">First Conditional</text:p>
          </table:table-cell>
          <table:table-cell table:style-name="Table2.A1" office:value-type="string">
            <text:p text:style-name="P6">If + Present Simple, will + Verb</text:p>
          </table:table-cell>
          <table:table-cell table:style-name="Table2.A1" office:value-type="string">
            <text:p text:style-name="P15">ভবিষ্যৎ সম্ভাবনা</text:p>
          </table:table-cell>
          <table:table-cell table:style-name="Table2.A1" office:value-type="string">
            <text:p text:style-name="Table_20_Contents"><text:span text:style-name="Emphasis"><text:span text:style-name="T2">If it rains, we will stay home.</text:span></text:span><text:span text:style-name="T2"> → বৃষ্টি হলে আমরা ঘরে থাকব।</text:span></text:p>
          </table:table-cell>
        </table:table-row>
        <table:table-row>
          <table:table-cell table:style-name="Table2.A1" office:value-type="string">
            <text:p text:style-name="P6">Second Conditional</text:p>
          </table:table-cell>
          <table:table-cell table:style-name="Table2.A1" office:value-type="string">
            <text:p text:style-name="P6">If + Past Simple, would + Verb</text:p>
          </table:table-cell>
          <table:table-cell table:style-name="Table2.A1" office:value-type="string">
            <text:p text:style-name="P15">অবাস্তব বর্তমান</text:p>
          </table:table-cell>
          <table:table-cell table:style-name="Table2.A1" office:value-type="string">
            <text:p text:style-name="Table_20_Contents"><text:span text:style-name="Emphasis"><text:span text:style-name="T2">If I were rich, I would travel the world.</text:span></text:span><text:span text:style-name="T2"> → আমি ধনী হলে বিশ্বভ্রমণ করতাম।</text:span></text:p>
          </table:table-cell>
        </table:table-row>
        <table:table-row>
          <table:table-cell table:style-name="Table2.A1" office:value-type="string">
            <text:p text:style-name="P6">Third Conditional</text:p>
          </table:table-cell>
          <table:table-cell table:style-name="Table2.A1" office:value-type="string">
            <text:p text:style-name="P6">If + Past Perfect, would have + V3</text:p>
          </table:table-cell>
          <table:table-cell table:style-name="Table2.A1" office:value-type="string">
            <text:p text:style-name="P6">অবাস্তব অতীত</text:p>
          </table:table-cell>
          <table:table-cell table:style-name="Table2.A1" office:value-type="string">
            <text:p text:style-name="Table_20_Contents"><text:span text:style-name="Emphasis"><text:span text:style-name="T2">If I had studied, I would have passed.</text:span></text:span><text:span text:style-name="T2"> → আমি পড়লে পাস করতাম।</text:span></text:p>
          </table:table-cell>
        </table:table-row>
        <table:table-row>
          <table:table-cell table:style-name="Table2.A1" office:value-type="string">
            <text:p text:style-name="P6">Mixed Conditional</text:p>
          </table:table-cell>
          <table:table-cell table:style-name="Table2.A1" office:value-type="string">
            <text:p text:style-name="P6">If + Past Perfect, would + Verb</text:p>
          </table:table-cell>
          <table:table-cell table:style-name="Table2.A1" office:value-type="string">
            <text:p text:style-name="P6">অতীত শর্তে বর্তমান ফল</text:p>
          </table:table-cell>
          <table:table-cell table:style-name="Table2.A1" office:value-type="string">
            <text:p text:style-name="Table_20_Contents"><text:span text:style-name="Emphasis"><text:span text:style-name="T2">If I had listened, I would be happy now.</text:span></text:span><text:span text:style-name="T2"> → যদি শুনতাম, এখন খুশি থাকতাম।</text:span></text:p>
          </table:table-cell>
        </table:table-row>
      </table:table>
      <text:p text:style-name="Text_20_body"><text:span text:style-name="T2">🧩 </text:span><text:span text:style-name="Strong_20_Emphasis"><text:span text:style-name="T2">ব্যবহার:</text:span></text:span><text:span text:style-name="T2"><text:line-break/>শর্ত, সম্ভাবনা বা কল্পনা প্রকাশে — যেমন “যদি এটা হতো, তাহলে ওটা হতো।”</text:span></text:p>
      <text:p text:style-name="P2"/>
      <text:h text:style-name="Heading_20_2" text:outline-level="2"><text:span text:style-name="T2">🧠</text:span><text:span text:style-name="T5"> </text:span>সারসংক্ষেপ (Summary Table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4">Sentence Type</text:p>
            </table:table-cell>
            <table:table-cell table:style-name="Table3.A1" office:value-type="string">
              <text:p text:style-name="P16">কাজ</text:p>
            </table:table-cell>
            <table:table-cell table:style-name="Table3.A1" office:value-type="string">
              <text:p text:style-name="P4">গঠন</text:p>
            </table:table-cell>
            <table:table-cell table:style-name="Table3.A1" office:value-type="string">
              <text:p text:style-name="P4">উদাহরণ</text:p>
            </table:table-cell>
            <table:table-cell table:style-name="Table3.A1" office:value-type="string">
              <text:p text:style-name="P4">ব্যবহার</text:p>
            </table:table-cell>
          </table:table-row>
        </table:table-header-rows>
        <table:table-row>
          <table:table-cell table:style-name="Table3.A1" office:value-type="string">
            <text:p text:style-name="P6">Declarative</text:p>
          </table:table-cell>
          <table:table-cell table:style-name="Table3.A1" office:value-type="string">
            <text:p text:style-name="P15">কোনো তথ্য জানানো</text:p>
          </table:table-cell>
          <table:table-cell table:style-name="Table3.A1" office:value-type="string">
            <text:p text:style-name="P6">S + V + O</text:p>
          </table:table-cell>
          <table:table-cell table:style-name="Table3.A1" office:value-type="string">
            <text:p text:style-name="P6">She plays piano.</text:p>
          </table:table-cell>
          <table:table-cell table:style-name="Table3.A1" office:value-type="string">
            <text:p text:style-name="P6">তথ্য বা ভাব প্রকাশ</text:p>
          </table:table-cell>
        </table:table-row>
        <table:table-row>
          <table:table-cell table:style-name="Table3.A1" office:value-type="string">
            <text:p text:style-name="P6">Interrogative</text:p>
          </table:table-cell>
          <table:table-cell table:style-name="Table3.A1" office:value-type="string">
            <text:p text:style-name="P6">প্রশ্ন করা</text:p>
          </table:table-cell>
          <table:table-cell table:style-name="Table3.A1" office:value-type="string">
            <text:p text:style-name="P6">Aux + S + V</text:p>
          </table:table-cell>
          <table:table-cell table:style-name="Table3.A1" office:value-type="string">
            <text:p text:style-name="P6">Do you play piano?</text:p>
          </table:table-cell>
          <table:table-cell table:style-name="Table3.A1" office:value-type="string">
            <text:p text:style-name="P6">প্রশ্ন করার সময়</text:p>
          </table:table-cell>
        </table:table-row>
        <table:table-row>
          <table:table-cell table:style-name="Table3.A1" office:value-type="string">
            <text:p text:style-name="P6">Imperative</text:p>
          </table:table-cell>
          <table:table-cell table:style-name="Table3.A1" office:value-type="string">
            <text:p text:style-name="P6">আদেশ / অনুরোধ</text:p>
          </table:table-cell>
          <table:table-cell table:style-name="Table3.A1" office:value-type="string">
            <text:p text:style-name="P6">(You) + V + O</text:p>
          </table:table-cell>
          <table:table-cell table:style-name="Table3.A1" office:value-type="string">
            <text:p text:style-name="P6">Play the piano.</text:p>
          </table:table-cell>
          <table:table-cell table:style-name="Table3.A1" office:value-type="string">
            <text:p text:style-name="P6">আদেশ, উপদেশ, অনুরোধ</text:p>
          </table:table-cell>
        </table:table-row>
        <table:table-row>
          <table:table-cell table:style-name="Table3.A1" office:value-type="string">
            <text:p text:style-name="P6">Exclamatory</text:p>
          </table:table-cell>
          <table:table-cell table:style-name="Table3.A1" office:value-type="string">
            <text:p text:style-name="P6">আবেগ প্রকাশ</text:p>
          </table:table-cell>
          <table:table-cell table:style-name="Table3.A1" office:value-type="string">
            <text:p text:style-name="P6">What/How + S + V</text:p>
          </table:table-cell>
          <table:table-cell table:style-name="Table3.A1" office:value-type="string">
            <text:p text:style-name="P6">What a great song!</text:p>
          </table:table-cell>
          <table:table-cell table:style-name="Table3.A1" office:value-type="string">
            <text:p text:style-name="P6">আবেগ প্রকাশ</text:p>
          </table:table-cell>
        </table:table-row>
        <text:soft-page-break/>
        <table:table-row>
          <table:table-cell table:style-name="Table3.A1" office:value-type="string">
            <text:p text:style-name="P6">Conditional</text:p>
          </table:table-cell>
          <table:table-cell table:style-name="Table3.A1" office:value-type="string">
            <text:p text:style-name="P6">শর্ত প্রকাশ</text:p>
          </table:table-cell>
          <table:table-cell table:style-name="Table3.A1" office:value-type="string">
            <text:p text:style-name="P6">If + clause + clause</text:p>
          </table:table-cell>
          <table:table-cell table:style-name="Table3.A1" office:value-type="string">
            <text:p text:style-name="P6">If it rains, we’ll stay home.</text:p>
          </table:table-cell>
          <table:table-cell table:style-name="Table3.A1" office:value-type="string">
            <text:p text:style-name="P6">শর্ত বা সম্ভাবনা প্রকাশ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9:22:00.728892197</meta:creation-date>
    <dc:date>2025-10-05T19:55:05.147126111</dc:date>
    <meta:editing-duration>PT16M51S</meta:editing-duration>
    <meta:editing-cycles>5</meta:editing-cycles>
    <meta:generator>LibreOffice/25.2.6.2$Linux_X86_64 LibreOffice_project/520$Build-2</meta:generator>
    <meta:print-date>2025-10-05T19:52:43.992360939</meta:print-date>
    <meta:printed-by>PDF files</meta:printed-by>
    <meta:document-statistic meta:table-count="3" meta:image-count="0" meta:object-count="0" meta:page-count="4" meta:paragraph-count="112" meta:word-count="645" meta:character-count="2888" meta:non-whitespace-character-count="2363"/>
  </office:meta>
</office:document-meta>
</file>